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3.43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text-shadow="none"/>
    </style:style>
    <style:style style:name="P5" style:family="paragraph">
      <loext:graphic-properties draw:fill="none" draw:fill-color="#ffffff"/>
      <style:text-properties fo:text-shadow="none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937cm" svg:height="3.048cm" svg:x="2.143cm" svg:y="15.64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937cm" svg:height="3.048cm" svg:x="13.443cm" svg:y="15.74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6.207cm" svg:y1="16.054cm" svg:x2="13.319cm" svg:y2="16.054cm">
            <text:p/>
          </draw:line>
          <draw:line draw:style-name="gr2" draw:text-style-name="P2" draw:layer="layout" svg:x1="6.207cm" svg:y1="16.454cm" svg:x2="13.319cm" svg:y2="16.454cm">
            <text:p/>
          </draw:line>
          <draw:line draw:style-name="gr2" draw:text-style-name="P2" draw:layer="layout" svg:x1="6.207cm" svg:y1="16.854cm" svg:x2="13.319cm" svg:y2="16.854cm">
            <text:p/>
          </draw:line>
          <draw:line draw:style-name="gr2" draw:text-style-name="P2" draw:layer="layout" svg:x1="6.207cm" svg:y1="17.254cm" svg:x2="13.319cm" svg:y2="17.254cm">
            <text:p/>
          </draw:line>
          <draw:line draw:style-name="gr2" draw:text-style-name="P2" draw:layer="layout" svg:x1="6.207cm" svg:y1="17.654cm" svg:x2="13.319cm" svg:y2="17.654cm">
            <text:p/>
          </draw:line>
          <draw:line draw:style-name="gr2" draw:text-style-name="P2" draw:layer="layout" svg:x1="6.207cm" svg:y1="18.054cm" svg:x2="13.319cm" svg:y2="18.054cm">
            <text:p/>
          </draw:line>
          <draw:line draw:style-name="gr2" draw:text-style-name="P2" draw:layer="layout" svg:x1="6.207cm" svg:y1="18.454cm" svg:x2="13.319cm" svg:y2="18.454cm">
            <text:p/>
          </draw:line>
          <draw:frame draw:style-name="gr3" draw:text-style-name="P3" draw:layer="layout" svg:width="0.925cm" svg:height="0.962cm" svg:x="11.795cm" svg:y="14.965cm">
            <draw:text-box>
              <text:p>B</text:p>
            </draw:text-box>
          </draw:frame>
          <draw:frame draw:style-name="gr3" draw:text-style-name="P3" draw:layer="layout" svg:width="0.959cm" svg:height="0.962cm" svg:x="3.796cm" svg:y="14.865cm">
            <draw:text-box>
              <text:p>N</text:p>
            </draw:text-box>
          </draw:frame>
          <draw:frame draw:style-name="gr3" draw:text-style-name="P3" draw:layer="layout" svg:width="0.925cm" svg:height="0.962cm" svg:x="15.097cm" svg:y="14.865cm">
            <draw:text-box>
              <text:p>S</text:p>
            </draw:text-box>
          </draw:frame>
        </draw:g>
        <draw:line draw:style-name="gr4" draw:text-style-name="P2" draw:layer="layout" svg:x1="9.763cm" svg:y1="14.911cm" svg:x2="9.763cm" svg:y2="19.61cm">
          <text:p/>
        </draw:line>
        <draw:frame draw:style-name="gr3" draw:text-style-name="P3" draw:layer="layout" svg:width="2.403cm" svg:height="0.962cm" svg:x="9.803cm" svg:y="18.964cm">
          <draw:text-box>
            <text:p>Rotore</text:p>
          </draw:text-box>
        </draw:frame>
        <draw:frame draw:style-name="gr3" draw:text-style-name="P3" draw:layer="layout" svg:width="3.584cm" svg:height="0.962cm" svg:x="5.572cm" svg:y="14.208cm">
          <draw:text-box>
            <text:p>Coppia = 0</text:p>
          </draw:text-box>
        </draw:frame>
        <draw:g>
          <draw:custom-shape draw:style-name="gr1" draw:text-style-name="P1" draw:layer="layout" svg:width="3.937cm" svg:height="3.048cm" svg:x="2.016cm" svg:y="-4.10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937cm" svg:height="3.048cm" svg:x="13.316cm" svg:y="-4.00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6.08cm" svg:y1="-3.694cm" svg:x2="13.192cm" svg:y2="-3.694cm">
            <text:p/>
          </draw:line>
          <draw:line draw:style-name="gr2" draw:text-style-name="P2" draw:layer="layout" svg:x1="6.08cm" svg:y1="-3.294cm" svg:x2="13.192cm" svg:y2="-3.294cm">
            <text:p/>
          </draw:line>
          <draw:line draw:style-name="gr2" draw:text-style-name="P2" draw:layer="layout" svg:x1="6.08cm" svg:y1="-2.894cm" svg:x2="13.192cm" svg:y2="-2.894cm">
            <text:p/>
          </draw:line>
          <draw:line draw:style-name="gr2" draw:text-style-name="P2" draw:layer="layout" svg:x1="6.08cm" svg:y1="-2.494cm" svg:x2="13.192cm" svg:y2="-2.494cm">
            <text:p/>
          </draw:line>
          <draw:line draw:style-name="gr2" draw:text-style-name="P2" draw:layer="layout" svg:x1="6.08cm" svg:y1="-2.094cm" svg:x2="13.192cm" svg:y2="-2.094cm">
            <text:p/>
          </draw:line>
          <draw:line draw:style-name="gr2" draw:text-style-name="P2" draw:layer="layout" svg:x1="6.08cm" svg:y1="-1.694cm" svg:x2="13.192cm" svg:y2="-1.694cm">
            <text:p/>
          </draw:line>
          <draw:line draw:style-name="gr2" draw:text-style-name="P2" draw:layer="layout" svg:x1="6.08cm" svg:y1="-1.294cm" svg:x2="13.192cm" svg:y2="-1.294cm">
            <text:p/>
          </draw:line>
          <draw:frame draw:style-name="gr3" draw:text-style-name="P3" draw:layer="layout" svg:width="0.925cm" svg:height="0.962cm" svg:x="11.668cm" svg:y="-4.783cm">
            <draw:text-box>
              <text:p>B</text:p>
            </draw:text-box>
          </draw:frame>
          <draw:frame draw:style-name="gr3" draw:text-style-name="P3" draw:layer="layout" svg:width="0.959cm" svg:height="0.962cm" svg:x="3.669cm" svg:y="-4.883cm">
            <draw:text-box>
              <text:p>N</text:p>
            </draw:text-box>
          </draw:frame>
          <draw:frame draw:style-name="gr3" draw:text-style-name="P3" draw:layer="layout" svg:width="0.925cm" svg:height="0.962cm" svg:x="14.97cm" svg:y="-4.883cm">
            <draw:text-box>
              <text:p>S</text:p>
            </draw:text-box>
          </draw:frame>
        </draw:g>
        <draw:line draw:style-name="gr4" draw:text-style-name="P2" draw:layer="layout" svg:x1="11.922cm" svg:y1="-2.74cm" svg:x2="6.969cm" svg:y2="-2.74cm">
          <text:p/>
        </draw:line>
        <draw:frame draw:style-name="gr3" draw:text-style-name="P3" draw:layer="layout" svg:width="2.403cm" svg:height="0.962cm" svg:x="9.255cm" svg:y="-2.756cm">
          <draw:text-box>
            <text:p>Rotore</text:p>
          </draw:text-box>
        </draw:frame>
        <draw:frame draw:style-name="gr3" draw:text-style-name="P5" draw:layer="layout" svg:width="5.218cm" svg:height="0.962cm" svg:x="6.577cm" svg:y="-5.226cm">
          <draw:text-box>
            <text:p text:style-name="P4"><text:span text:style-name="T1">Coppia massima</text:span></text:p>
          </draw:text-box>
        </draw:frame>
        <draw:g>
          <draw:custom-shape draw:style-name="gr1" draw:text-style-name="P1" draw:layer="layout" svg:width="3.937cm" svg:height="3.048cm" svg:x="2.019cm" svg:y="5.4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937cm" svg:height="3.048cm" svg:x="13.319cm" svg:y="5.54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6.083cm" svg:y1="5.853cm" svg:x2="13.195cm" svg:y2="5.853cm">
            <text:p/>
          </draw:line>
          <draw:line draw:style-name="gr2" draw:text-style-name="P2" draw:layer="layout" svg:x1="6.083cm" svg:y1="6.253cm" svg:x2="13.195cm" svg:y2="6.253cm">
            <text:p/>
          </draw:line>
          <draw:line draw:style-name="gr2" draw:text-style-name="P2" draw:layer="layout" svg:x1="6.083cm" svg:y1="6.653cm" svg:x2="13.195cm" svg:y2="6.653cm">
            <text:p/>
          </draw:line>
          <draw:line draw:style-name="gr2" draw:text-style-name="P2" draw:layer="layout" svg:x1="6.083cm" svg:y1="7.053cm" svg:x2="13.195cm" svg:y2="7.053cm">
            <text:p/>
          </draw:line>
          <draw:line draw:style-name="gr2" draw:text-style-name="P2" draw:layer="layout" svg:x1="6.083cm" svg:y1="7.453cm" svg:x2="13.195cm" svg:y2="7.453cm">
            <text:p/>
          </draw:line>
          <draw:line draw:style-name="gr2" draw:text-style-name="P2" draw:layer="layout" svg:x1="6.083cm" svg:y1="7.853cm" svg:x2="13.195cm" svg:y2="7.853cm">
            <text:p/>
          </draw:line>
          <draw:line draw:style-name="gr2" draw:text-style-name="P2" draw:layer="layout" svg:x1="6.083cm" svg:y1="8.253cm" svg:x2="13.195cm" svg:y2="8.253cm">
            <text:p/>
          </draw:line>
          <draw:frame draw:style-name="gr3" draw:text-style-name="P3" draw:layer="layout" svg:width="0.925cm" svg:height="0.962cm" svg:x="11.671cm" svg:y="4.764cm">
            <draw:text-box>
              <text:p>B</text:p>
            </draw:text-box>
          </draw:frame>
          <draw:frame draw:style-name="gr3" draw:text-style-name="P3" draw:layer="layout" svg:width="0.959cm" svg:height="0.962cm" svg:x="3.672cm" svg:y="4.664cm">
            <draw:text-box>
              <text:p>N</text:p>
            </draw:text-box>
          </draw:frame>
          <draw:frame draw:style-name="gr3" draw:text-style-name="P3" draw:layer="layout" svg:width="0.925cm" svg:height="0.962cm" svg:x="14.973cm" svg:y="4.664cm">
            <draw:text-box>
              <text:p>S</text:p>
            </draw:text-box>
          </draw:frame>
        </draw:g>
        <draw:line draw:style-name="gr4" draw:text-style-name="P2" draw:layer="layout" svg:x1="10.906cm" svg:y1="4.61cm" svg:x2="7.731cm" svg:y2="9.309cm">
          <text:p/>
        </draw:line>
        <draw:frame draw:style-name="gr3" draw:text-style-name="P3" draw:layer="layout" svg:width="2.403cm" svg:height="0.962cm" svg:x="8.112cm" svg:y="8.674cm">
          <draw:text-box>
            <text:p>Rotore</text:p>
          </draw:text-box>
        </draw:frame>
        <draw:frame draw:style-name="gr3" draw:text-style-name="P3" draw:layer="layout" svg:width="4.545cm" svg:height="0.962cm" svg:x="4.302cm" svg:y="3.54cm">
          <draw:text-box>
            <text:p>Coppia ilbBsin</text:p>
          </draw:text-box>
        </draw:frame>
        <draw:line draw:style-name="gr5" draw:text-style-name="P6" draw:layer="layout" svg:x1="11.922cm" svg:y1="-2.683cm" svg:x2="11.922cm" svg:y2="-6.62cm">
          <text:p/>
        </draw:line>
        <draw:line draw:style-name="gr5" draw:text-style-name="P6" draw:layer="layout" svg:x1="7.731cm" svg:y1="9.255cm" svg:x2="7.731cm" svg:y2="13.192cm">
          <text:p/>
        </draw:line>
        <draw:line draw:style-name="gr5" draw:text-style-name="P6" draw:layer="layout" svg:x1="6.969cm" svg:y1="-2.81cm" svg:x2="6.969cm" svg:y2="1.127cm">
          <text:p/>
        </draw:line>
        <draw:line draw:style-name="gr5" draw:text-style-name="P6" draw:layer="layout" svg:x1="9.763cm" svg:y1="19.796cm" svg:x2="9.763cm" svg:y2="23.733cm">
          <text:p/>
        </draw:line>
        <draw:line draw:style-name="gr5" draw:text-style-name="P6" draw:layer="layout" svg:x1="10.922cm" svg:y1="4.643cm" svg:x2="10.922cm" svg:y2="0.706cm">
          <text:p/>
        </draw:line>
        <draw:line draw:style-name="gr5" draw:text-style-name="P6" draw:layer="layout" svg:x1="9.822cm" svg:y1="14.669cm" svg:x2="9.822cm" svg:y2="10.7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solid" draw:fill-color="#1e1fe9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3T21:12:37.429599908</meta:creation-date>
    <dc:date>2021-03-03T21:32:36.508480197</dc:date>
    <meta:editing-duration>PT9M39S</meta:editing-duration>
    <meta:editing-cycles>1</meta:editing-cycles>
    <meta:document-statistic meta:object-count="54"/>
    <meta:generator>LibreOffice/6.0.7.3$Linux_X86_64 LibreOffice_project/00m0$Build-3</meta:generator>
  </office:meta>
</office:document-meta>
</file>